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4a14" officeooo:paragraph-rsid="00054a14"/>
    </style:style>
    <style:style style:name="P2" style:family="paragraph" style:parent-style-name="Standard">
      <style:text-properties fo:font-size="18pt" fo:font-weight="bold" officeooo:rsid="00054a14" officeooo:paragraph-rsid="00054a14" style:font-size-asian="18pt" style:font-weight-asian="bold" style:font-size-complex="18pt" style:font-weight-complex="bold"/>
    </style:style>
    <style:style style:name="P3" style:family="paragraph" style:parent-style-name="Standard">
      <style:text-properties fo:font-size="28pt" fo:font-weight="bold" officeooo:rsid="00054a14" officeooo:paragraph-rsid="00054a14" style:font-size-asian="28pt" style:font-weight-asian="bold" style:font-size-complex="28pt" style:font-weight-complex="bold"/>
    </style:style>
    <style:style style:name="P4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5" style:family="paragraph" style:parent-style-name="Heading_20_2">
      <style:text-properties fo:font-variant="normal" fo:text-transform="none" fo:color="#24292e" style:font-name="apple-system" fo:letter-spacing="normal" fo:font-style="normal" fo:font-weight="bold" officeooo:rsid="00054a14" officeooo:paragraph-rsid="00054a14"/>
    </style:style>
    <style:style style:name="P6" style:family="paragraph" style:parent-style-name="Heading_20_2">
      <style:paragraph-properties fo:margin-left="0cm" fo:margin-right="0cm" fo:margin-top="0.635cm" fo:margin-bottom="0.423cm" loext:contextual-spacing="false" fo:line-height="125%" fo:orphans="2" fo:widows="2" fo:text-indent="0cm" style:auto-text-indent="false" fo:padding-left="0cm" fo:padding-right="0cm" fo:padding-top="0cm" fo:padding-bottom="0.049cm" fo:border-left="none" fo:border-right="none" fo:border-top="none" fo:border-bottom="0.06pt solid #eaecef"/>
      <style:text-properties fo:font-variant="normal" fo:text-transform="none" fo:color="#24292e" style:font-name="apple-system" fo:letter-spacing="normal" fo:font-style="normal" fo:font-weight="bold"/>
    </style:style>
    <style:style style:name="P7" style:family="paragraph" style:parent-style-name="Preformatted_20_Text">
      <loext:graphic-properties draw:fill="solid" draw:fill-color="#f6f8fa" draw:opacity="100%"/>
      <style:paragraph-properties fo:margin-left="0cm" fo:margin-right="0cm" fo:margin-top="0cm" fo:margin-bottom="0cm" loext:contextual-spacing="false" fo:line-height="145%" fo:orphans="2" fo:widows="2" fo:text-indent="0cm" style:auto-text-indent="false" fo:background-color="#f6f8fa" fo:padding="0cm" fo:border="none"/>
    </style:style>
    <style:style style:name="P8" style:family="paragraph" style:parent-style-name="Preformatted_20_Text">
      <loext:graphic-properties draw:fill="solid" draw:fill-color="#f6f8fa" draw:opacity="100%"/>
      <style:paragraph-properties fo:margin-top="0cm" fo:margin-bottom="0cm" loext:contextual-spacing="false" fo:line-height="145%" fo:orphans="2" fo:widows="2" fo:background-color="#f6f8fa" fo:padding="0cm" fo:border="none"/>
    </style:style>
    <style:style style:name="T1" style:family="text">
      <style:text-properties fo:font-variant="normal" fo:text-transform="none" fo:color="#24292e" style:font-name="SFMono-Regular" fo:font-size="9.7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4292e" style:font-name="SFMono-Regular" fo:font-size="9.75pt" fo:letter-spacing="normal" fo:language="en" fo:country="US" fo:font-style="normal" fo:font-weight="normal" fo:background-color="transparent" loext:char-shading-value="0" loext:padding="0cm" loext:border="none"/>
    </style:style>
    <style:style style:name="T3" style:family="text">
      <style:text-properties fo:font-variant="normal" fo:text-transform="none" fo:color="#24292e" fo:letter-spacing="normal" fo:background-color="transparent" loext:char-shading-value="0" loext:padding="0cm" loext:border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andos GIT </text:p>
      <text:p text:style-name="P2"/>
      <text:h text:style-name="P5" text:outline-level="2">Configuración Básica</text:h>
      <text:p text:style-name="P4">Configurar Nombre que salen en los commits</text:p>
      <text:p text:style-name="P7"><text:span text:style-name="Source_20_Text"><text:span text:style-name="T3"><text:s text:c="8"/></text:span></text:span><text:span text:style-name="Source_20_Text"><text:span text:style-name="T2">git config --global user.name "dasdo"</text:span></text:span></text:p>
      <text:p text:style-name="P4">Configurar Email</text:p>
      <text:p text:style-name="P7"><text:span text:style-name="Source_20_Text"><text:span text:style-name="T3"><text:s text:c="8"/></text:span></text:span><text:span text:style-name="Source_20_Text"><text:span text:style-name="T2">git config --global user.email dasdo1@gmail.com</text:span></text:span></text:p>
      <text:p text:style-name="P4">Marco de colores para los comando</text:p>
      <text:p text:style-name="P7"><text:span text:style-name="Source_20_Text"><text:span text:style-name="T3"><text:s text:c="8"/></text:span></text:span><text:span text:style-name="Source_20_Text"><text:span text:style-name="T2">git config --global color.ui true</text:span></text:span></text:p>
      <text:h text:style-name="P6" text:outline-level="2"><text:bookmark text:name="user-content-iniciando-repositorio"/>Iniciando repositorio</text:h>
      <text:p text:style-name="P4">Iniciamos GIT en la carpeta donde esta el proyecto</text:p>
      <text:p text:style-name="P7"><text:span text:style-name="Source_20_Text"><text:span text:style-name="T3"><text:s text:c="8"/></text:span></text:span><text:span text:style-name="Source_20_Text"><text:span text:style-name="T2">git init</text:span></text:span></text:p>
      <text:p text:style-name="P4">Clonamos el repositorio de github o bitbucket</text:p>
      <text:p text:style-name="P7"><text:span text:style-name="Source_20_Text"><text:span text:style-name="T3"><text:s text:c="8"/></text:span></text:span><text:span text:style-name="Source_20_Text"><text:span text:style-name="T2">git clone &lt;url&gt;</text:span></text:span></text:p>
      <text:p text:style-name="P4">Añadimos todos los archivos para el commit</text:p>
      <text:p text:style-name="P7"><text:span text:style-name="Source_20_Text"><text:span text:style-name="T3"><text:s text:c="8"/></text:span></text:span><text:span text:style-name="Source_20_Text"><text:span text:style-name="T2">git add .</text:span></text:span></text:p>
      <text:p text:style-name="P4">Hacemos el primer commit</text:p>
      <text:p text:style-name="P7"><text:span text:style-name="Source_20_Text"><text:span text:style-name="T3"><text:s text:c="8"/></text:span></text:span><text:span text:style-name="Source_20_Text"><text:span text:style-name="T2">git commit -m "Texto que identifique por que se hizo el commit"</text:span></text:span></text:p>
      <text:p text:style-name="P4">subimos al repositorio</text:p>
      <text:p text:style-name="P7"><text:span text:style-name="Source_20_Text"><text:span text:style-name="T3"><text:s text:c="8"/></text:span></text:span><text:span text:style-name="Source_20_Text"><text:span text:style-name="T2">git push origin master</text:span></text:span></text:p>
      <text:h text:style-name="P6" text:outline-level="2"><text:bookmark text:name="user-content-git-clone"/>GIT CLONE</text:h>
      <text:p text:style-name="P4">Clonamos el repositorio de github o bitbucket</text:p>
      <text:p text:style-name="P7"><text:span text:style-name="Source_20_Text"><text:span text:style-name="T3"><text:s text:c="8"/></text:span></text:span><text:span text:style-name="Source_20_Text"><text:span text:style-name="T2">git clone &lt;url&gt;</text:span></text:span></text:p>
      <text:p text:style-name="P4">Clonamos el repositorio de github o bitbucket ?????</text:p>
      <text:p text:style-name="P7"><text:span text:style-name="Source_20_Text"><text:span text:style-name="T3"><text:s text:c="8"/></text:span></text:span><text:span text:style-name="Source_20_Text"><text:span text:style-name="T2">git clone &lt;url&gt; git-demo</text:span></text:span></text:p>
      <text:h text:style-name="P6" text:outline-level="2"><text:bookmark text:name="user-content-git-add"/><text:soft-page-break/>GIT ADD</text:h>
      <text:p text:style-name="P4">Añadimos todos los archivos para el commit</text:p>
      <text:p text:style-name="P7"><text:span text:style-name="Source_20_Text"><text:span text:style-name="T3"><text:s text:c="8"/></text:span></text:span><text:span text:style-name="Source_20_Text"><text:span text:style-name="T2">git add .</text:span></text:span></text:p>
      <text:p text:style-name="P4">Añadimos el archivo para el commit</text:p>
      <text:p text:style-name="P7"><text:span text:style-name="Source_20_Text"><text:span text:style-name="T3"><text:s text:c="8"/></text:span></text:span><text:span text:style-name="Source_20_Text"><text:span text:style-name="T2">git add &lt;archivo&gt;</text:span></text:span></text:p>
      <text:p text:style-name="P4">Añadimos todos los archivos para el commit omitiendo los nuevos</text:p>
      <text:p text:style-name="P7"><text:span text:style-name="Source_20_Text"><text:span text:style-name="T3"><text:s text:c="8"/></text:span></text:span><text:span text:style-name="Source_20_Text"><text:span text:style-name="T2">git add --all </text:span></text:span></text:p>
      <text:p text:style-name="P4">Añadimos todos los archivos con la extensión especificada</text:p>
      <text:p text:style-name="P7"><text:span text:style-name="Source_20_Text"><text:span text:style-name="T3"><text:s text:c="8"/></text:span></text:span><text:span text:style-name="Source_20_Text"><text:span text:style-name="T2">git add *.txt</text:span></text:span></text:p>
      <text:p text:style-name="P4">Añadimos todos los archivos dentro de un directorio y de una extensión especifica</text:p>
      <text:p text:style-name="P7"><text:span text:style-name="Source_20_Text"><text:span text:style-name="T3"><text:s text:c="8"/></text:span></text:span><text:span text:style-name="Source_20_Text"><text:span text:style-name="T2">git add docs/*.txt</text:span></text:span></text:p>
      <text:p text:style-name="P4">Añadimos todos los archivos dentro de un directorios</text:p>
      <text:p text:style-name="P7"><text:span text:style-name="Source_20_Text"><text:span text:style-name="T3"><text:s text:c="8"/></text:span></text:span><text:span text:style-name="Source_20_Text"><text:span text:style-name="T2">git add docs/</text:span></text:span></text:p>
      <text:h text:style-name="P6" text:outline-level="2"><text:bookmark text:name="user-content-git-commit"/>GIT COMMIT</text:h>
      <text:p text:style-name="P4">Cargar en el HEAD los cambios realizados</text:p>
      <text:p text:style-name="P7"><text:span text:style-name="Source_20_Text"><text:span text:style-name="T3"><text:s text:c="8"/></text:span></text:span><text:span text:style-name="Source_20_Text"><text:span text:style-name="T2">git commit -m "Texto que identifique por que se hizo el commit"</text:span></text:span></text:p>
      <text:p text:style-name="P4">Agregar y Cargar en el HEAD los cambios realizados</text:p>
      <text:p text:style-name="P7"><text:span text:style-name="Source_20_Text"><text:span text:style-name="T3"><text:s text:c="8"/></text:span></text:span><text:span text:style-name="Source_20_Text"><text:span text:style-name="T2">git commit -a -m "Texto que identifique por que se hizo el commit"</text:span></text:span></text:p>
      <text:p text:style-name="P4">De haber conflictos los muestra</text:p>
      <text:p text:style-name="P7"><text:span text:style-name="Source_20_Text"><text:span text:style-name="T3"><text:s text:c="8"/></text:span></text:span><text:span text:style-name="Source_20_Text"><text:span text:style-name="T2">git commit -a </text:span></text:span></text:p>
      <text:p text:style-name="P4">Agregar al ultimo commit, este no se muestra como un nuevo commit en los logs. Se puede especificar un nuevo mensaje</text:p>
      <text:p text:style-name="P7"><text:span text:style-name="Source_20_Text"><text:span text:style-name="T3"><text:s text:c="8"/></text:span></text:span><text:span text:style-name="Source_20_Text"><text:span text:style-name="T2">git commit --amend -m "Texto que identifique por que se hizo el commit"</text:span></text:span></text:p>
      <text:h text:style-name="P6" text:outline-level="2"><text:bookmark text:name="user-content-git-push"/>GIT PUSH</text:h>
      <text:p text:style-name="P4">Subimos al repositorio</text:p>
      <text:p text:style-name="P7"><text:span text:style-name="Source_20_Text"><text:span text:style-name="T3"><text:s text:c="8"/></text:span></text:span><text:span text:style-name="Source_20_Text"><text:span text:style-name="T2">git push &lt;origien&gt; &lt;branch&gt;</text:span></text:span></text:p>
      <text:p text:style-name="P4">Subimos un tag</text:p>
      <text:p text:style-name="P7"><text:span text:style-name="Source_20_Text"><text:span text:style-name="T3"><text:s text:c="8"/></text:span></text:span><text:span text:style-name="Source_20_Text"><text:span text:style-name="T2">git push --tags</text:span></text:span></text:p>
      <text:h text:style-name="P6" text:outline-level="2"><text:bookmark text:name="user-content-git-log"/><text:soft-page-break/>GIT LOG</text:h>
      <text:p text:style-name="P4">Muestra los logs de los commits</text:p>
      <text:p text:style-name="P7"><text:span text:style-name="Source_20_Text"><text:span text:style-name="T3"><text:s text:c="8"/></text:span></text:span><text:span text:style-name="Source_20_Text"><text:span text:style-name="T2">git log</text:span></text:span></text:p>
      <text:p text:style-name="P4">Muestras los cambios en los commits</text:p>
      <text:p text:style-name="P7"><text:span text:style-name="Source_20_Text"><text:span text:style-name="T3"><text:s text:c="8"/></text:span></text:span><text:span text:style-name="Source_20_Text"><text:span text:style-name="T2">git log --oneline --stat</text:span></text:span></text:p>
      <text:p text:style-name="P4">Muestra graficos de los commits</text:p>
      <text:p text:style-name="P7"><text:span text:style-name="Source_20_Text"><text:span text:style-name="T3"><text:s text:c="8"/></text:span></text:span><text:span text:style-name="Source_20_Text"><text:span text:style-name="T2">git log --oneline --graph</text:span></text:span></text:p>
      <text:h text:style-name="P6" text:outline-level="2"><text:bookmark text:name="user-content-git-diff"/>GIT DIFF</text:h>
      <text:p text:style-name="P4">Muestra los cambios realizados a un archivo</text:p>
      <text:p text:style-name="P7"><text:span text:style-name="Source_20_Text"><text:span text:style-name="T3"><text:s text:c="8"/></text:span></text:span><text:span text:style-name="Source_20_Text"><text:span text:style-name="T2">git diff</text:span></text:span></text:p>
      <text:p text:style-name="P8"><text:span text:style-name="Source_20_Text"><text:span text:style-name="T3"><text:s text:c="8"/></text:span></text:span><text:span text:style-name="Source_20_Text"><text:span text:style-name="T2">git diff --staged</text:span></text:span></text:p>
      <text:h text:style-name="P6" text:outline-level="2"><text:bookmark text:name="user-content-git-head"/>GIT HEAD</text:h>
      <text:p text:style-name="P4">Saca un archivo del commit</text:p>
      <text:p text:style-name="P7"><text:span text:style-name="Source_20_Text"><text:span text:style-name="T3"><text:s text:c="8"/></text:span></text:span><text:span text:style-name="Source_20_Text"><text:span text:style-name="T2">git reset HEAD &lt;archivo&gt;</text:span></text:span></text:p>
      <text:p text:style-name="P4">Devuelve el ultimo commit que se hizo y pone los cambios en staging</text:p>
      <text:p text:style-name="P7"><text:span text:style-name="Source_20_Text"><text:span text:style-name="T3"><text:s text:c="8"/></text:span></text:span><text:span text:style-name="Source_20_Text"><text:span text:style-name="T2">git reset --soft HEAD^</text:span></text:span></text:p>
      <text:p text:style-name="P4">Devuelve el ultimo commit y todos los cambios</text:p>
      <text:p text:style-name="P7"><text:span text:style-name="Source_20_Text"><text:span text:style-name="T3"><text:s text:c="8"/></text:span></text:span><text:span text:style-name="Source_20_Text"><text:span text:style-name="T2">git reset --hard HEAD^</text:span></text:span></text:p>
      <text:p text:style-name="P4">Devuelve los 2 ultimo commit y todos los cambios</text:p>
      <text:p text:style-name="P7"><text:span text:style-name="Source_20_Text"><text:span text:style-name="T3"><text:s text:c="8"/></text:span></text:span><text:span text:style-name="Source_20_Text"><text:span text:style-name="T2">git reset --hard HEAD^^</text:span></text:span></text:p>
      <text:p text:style-name="P4">Rollback merge/commit</text:p>
      <text:p text:style-name="P7"><text:span text:style-name="Source_20_Text"><text:span text:style-name="T3"><text:s text:c="8"/></text:span></text:span><text:span text:style-name="Source_20_Text"><text:span text:style-name="T2">git log</text:span></text:span></text:p>
      <text:p text:style-name="P8"><text:span text:style-name="Source_20_Text"><text:span text:style-name="T3"><text:s text:c="8"/></text:span></text:span><text:span text:style-name="Source_20_Text"><text:span text:style-name="T2">git reset --hard &lt;commit_sha&gt;</text:span></text:span></text:p>
      <text:h text:style-name="P6" text:outline-level="2"><text:bookmark text:name="user-content-git-remote"/>GIT REMOTE</text:h>
      <text:p text:style-name="P4">Agregar repositorio remoto</text:p>
      <text:p text:style-name="P7"><text:span text:style-name="Source_20_Text"><text:span text:style-name="T3"><text:s text:c="8"/></text:span></text:span><text:span text:style-name="Source_20_Text"><text:span text:style-name="T2">git remote add origin &lt;url&gt;</text:span></text:span></text:p>
      <text:p text:style-name="P4">Cambiar de remote</text:p>
      <text:p text:style-name="P7"><text:soft-page-break/><text:span text:style-name="Source_20_Text"><text:span text:style-name="T3"><text:s text:c="8"/></text:span></text:span><text:span text:style-name="Source_20_Text"><text:span text:style-name="T2">git remote set-url origin &lt;url&gt;</text:span></text:span></text:p>
      <text:p text:style-name="P4">Remover repositorio</text:p>
      <text:p text:style-name="P7"><text:span text:style-name="Source_20_Text"><text:span text:style-name="T3"><text:s text:c="8"/></text:span></text:span><text:span text:style-name="Source_20_Text"><text:span text:style-name="T2">git remote rm &lt;name/origin&gt;</text:span></text:span></text:p>
      <text:p text:style-name="P4">Muestra lista repositorios</text:p>
      <text:p text:style-name="P7"><text:span text:style-name="Source_20_Text"><text:span text:style-name="T3"><text:s text:c="8"/></text:span></text:span><text:span text:style-name="Source_20_Text"><text:span text:style-name="T2">git remote -v</text:span></text:span></text:p>
      <text:p text:style-name="P4">Muestra los branches remotos</text:p>
      <text:p text:style-name="P7"><text:span text:style-name="Source_20_Text"><text:span text:style-name="T3"><text:s text:c="8"/></text:span></text:span><text:span text:style-name="Source_20_Text"><text:span text:style-name="T2">git remote show origin</text:span></text:span></text:p>
      <text:p text:style-name="P4">Limpiar todos los branches eliminados</text:p>
      <text:p text:style-name="P7"><text:span text:style-name="Source_20_Text"><text:span text:style-name="T3"><text:s text:c="8"/></text:span></text:span><text:span text:style-name="Source_20_Text"><text:span text:style-name="T2">git remote prune origin </text:span></text:span></text:p>
      <text:h text:style-name="P6" text:outline-level="2"><text:bookmark text:name="user-content-git-branch"/>GIT BRANCH</text:h>
      <text:p text:style-name="P4">Crea un branch</text:p>
      <text:p text:style-name="P7"><text:span text:style-name="Source_20_Text"><text:span text:style-name="T3"><text:s text:c="8"/></text:span></text:span><text:span text:style-name="Source_20_Text"><text:span text:style-name="T2">git branch &lt;nameBranch&gt;</text:span></text:span></text:p>
      <text:p text:style-name="P4">Lista los branches</text:p>
      <text:p text:style-name="P7"><text:span text:style-name="Source_20_Text"><text:span text:style-name="T3"><text:s text:c="8"/></text:span></text:span><text:span text:style-name="Source_20_Text"><text:span text:style-name="T2">git branch</text:span></text:span></text:p>
      <text:p text:style-name="P4">Comando -d elimina el branch y lo une al master</text:p>
      <text:p text:style-name="P7"><text:span text:style-name="Source_20_Text"><text:span text:style-name="T3"><text:s text:c="8"/></text:span></text:span><text:span text:style-name="Source_20_Text"><text:span text:style-name="T2">git branch -d &lt;nameBranch&gt;</text:span></text:span></text:p>
      <text:p text:style-name="P4">Elimina sin preguntar</text:p>
      <text:p text:style-name="P7"><text:span text:style-name="Source_20_Text"><text:span text:style-name="T3"><text:s text:c="8"/></text:span></text:span><text:span text:style-name="Source_20_Text"><text:span text:style-name="T2">git branch -D &lt;nameBranch&gt;</text:span></text:span></text:p>
      <text:h text:style-name="P6" text:outline-level="2"><text:bookmark text:name="user-content-git-tag"/>GIT TAG</text:h>
      <text:p text:style-name="P4">Muestra una lista de todos los tags</text:p>
      <text:p text:style-name="P7"><text:span text:style-name="Source_20_Text"><text:span text:style-name="T3"><text:s text:c="8"/></text:span></text:span><text:span text:style-name="Source_20_Text"><text:span text:style-name="T2">git tag</text:span></text:span></text:p>
      <text:p text:style-name="P4">Crea un nuevo tags</text:p>
      <text:p text:style-name="P7"><text:span text:style-name="Source_20_Text"><text:span text:style-name="T3"><text:s text:c="8"/></text:span></text:span><text:span text:style-name="Source_20_Text"><text:span text:style-name="T2">git tag -a &lt;verison&gt; - m "esta es la versión x"</text:span></text:span></text:p>
      <text:h text:style-name="P6" text:outline-level="2"><text:bookmark text:name="user-content-git-rebase"/>GIT REBASE</text:h>
      <text:p text:style-name="P4">Los rebase se usan cuando trabajamos con branches esto hace que los branches se pongan al día con el master sin afectar al mismo</text:p>
      <text:p text:style-name="P4">Une el branch actual con el mastar, esto no se puede ver como un merge</text:p>
      <text:p text:style-name="P7"><text:soft-page-break/><text:span text:style-name="Source_20_Text"><text:span text:style-name="T3"><text:s text:c="8"/></text:span></text:span><text:span text:style-name="Source_20_Text"><text:span text:style-name="T2">git rebase</text:span></text:span></text:p>
      <text:p text:style-name="P4">Cuando se produce un conflicto no das las siguientes opciones:</text:p>
      <text:p text:style-name="P4">cuando resolvemos los conflictos --continue continua la secuencia del rebase donde se pauso</text:p>
      <text:p text:style-name="P7"><text:span text:style-name="Source_20_Text"><text:span text:style-name="T3"><text:s text:c="8"/></text:span></text:span><text:span text:style-name="Source_20_Text"><text:span text:style-name="T2">git rebase --continue </text:span></text:span></text:p>
      <text:p text:style-name="P4">Omite el conflicto y sigue su camino</text:p>
      <text:p text:style-name="P7"><text:span text:style-name="Source_20_Text"><text:span text:style-name="T3"><text:s text:c="8"/></text:span></text:span><text:span text:style-name="Source_20_Text"><text:span text:style-name="T2">git rebase --skip</text:span></text:span></text:p>
      <text:p text:style-name="P4">Devuelve todo al principio del rebase</text:p>
      <text:p text:style-name="P7"><text:span text:style-name="Source_20_Text"><text:span text:style-name="T3"><text:s text:c="8"/></text:span></text:span><text:span text:style-name="Source_20_Text"><text:span text:style-name="T2">git reabse --abort</text:span></text:span></text:p>
      <text:p text:style-name="P4">Para hacer un rebase a un branch en especifico</text:p>
      <text:p text:style-name="P7"><text:span text:style-name="Source_20_Text"><text:span text:style-name="T3"><text:s text:c="8"/></text:span></text:span><text:span text:style-name="Source_20_Text"><text:span text:style-name="T2">git rebase &lt;nameBranch&gt;</text:span></text:span></text:p>
      <text:h text:style-name="P6" text:outline-level="2"><text:bookmark text:name="user-content-otros-comandos"/>OTROS COMANDOS</text:h>
      <text:p text:style-name="P4">Lista un estado actual del repositorio con lista de archivos modificados o agregados</text:p>
      <text:p text:style-name="P7"><text:span text:style-name="Source_20_Text"><text:span text:style-name="T3"><text:s text:c="8"/></text:span></text:span><text:span text:style-name="Source_20_Text"><text:span text:style-name="T2">git status</text:span></text:span></text:p>
      <text:p text:style-name="P4">Quita del HEAD un archivo y le pone el estado de no trabajado</text:p>
      <text:p text:style-name="P7"><text:span text:style-name="Source_20_Text"><text:span text:style-name="T3"><text:s text:c="8"/></text:span></text:span><text:span text:style-name="Source_20_Text"><text:span text:style-name="T2">git checkout -- &lt;file&gt;</text:span></text:span></text:p>
      <text:p text:style-name="P4">Crea un branch en base a uno online</text:p>
      <text:p text:style-name="P7"><text:span text:style-name="Source_20_Text"><text:span text:style-name="T3"><text:s text:c="8"/></text:span></text:span><text:span text:style-name="Source_20_Text"><text:span text:style-name="T2">git checkout -b newlocalbranchname origin/branch-name</text:span></text:span></text:p>
      <text:p text:style-name="P4">Busca los cambios nuevos y actualiza el repositorio</text:p>
      <text:p text:style-name="P7"><text:span text:style-name="Source_20_Text"><text:span text:style-name="T3"><text:s text:c="8"/></text:span></text:span><text:span text:style-name="Source_20_Text"><text:span text:style-name="T2">git pull origin &lt;nameBranch&gt;</text:span></text:span></text:p>
      <text:p text:style-name="P4">Cambiar de branch</text:p>
      <text:p text:style-name="P7"><text:span text:style-name="Source_20_Text"><text:span text:style-name="T3"><text:s text:c="8"/></text:span></text:span><text:span text:style-name="Source_20_Text"><text:span text:style-name="T2">git checkout &lt;nameBranch/tagname&gt;</text:span></text:span></text:p>
      <text:p text:style-name="P4">Une el branch actual con el especificado</text:p>
      <text:p text:style-name="P7"><text:span text:style-name="Source_20_Text"><text:span text:style-name="T3"><text:s text:c="8"/></text:span></text:span><text:span text:style-name="Source_20_Text"><text:span text:style-name="T2">git merge &lt;nameBranch&gt;</text:span></text:span></text:p>
      <text:p text:style-name="P4">Verifica cambios en el repositorio online con el local</text:p>
      <text:p text:style-name="P7"><text:span text:style-name="Source_20_Text"><text:span text:style-name="T3"><text:s text:c="8"/></text:span></text:span><text:span text:style-name="Source_20_Text"><text:span text:style-name="T2">git fetch</text:span></text:span></text:p>
      <text:p text:style-name="P4">Borrar un archivo del repositorio</text:p>
      <text:p text:style-name="P7"><text:span text:style-name="Source_20_Text"><text:span text:style-name="T3"><text:s text:c="8"/></text:span></text:span><text:span text:style-name="Source_20_Text"><text:span text:style-name="T2">git rm &lt;archivo&gt; </text:span></text:span></text:p>
      <text:h text:style-name="P6" text:outline-level="2"><text:bookmark text:name="user-content-fork"/><text:soft-page-break/>Fork</text:h>
      <text:p text:style-name="P4">Descargar remote de un fork</text:p>
      <text:p text:style-name="P7"><text:span text:style-name="Source_20_Text"><text:span text:style-name="T3"><text:s text:c="8"/></text:span></text:span><text:span text:style-name="Source_20_Text"><text:span text:style-name="T1">git remote add upstream &lt;url&gt;</text:span></text:span></text:p>
      <text:p text:style-name="P4">Merge con master de un fork</text:p>
      <text:p text:style-name="P7"><text:span text:style-name="Source_20_Text"><text:span text:style-name="T3"><text:s text:c="8"/></text:span></text:span><text:span text:style-name="Source_20_Text"><text:span text:style-name="T1">git fetch upstream</text:span></text:span></text:p>
      <text:p text:style-name="P8"><text:span text:style-name="Source_20_Text"><text:span text:style-name="T3"><text:s text:c="8"/></text:span></text:span><text:span text:style-name="Source_20_Text"><text:span text:style-name="T1">git merge upstream/master</text:span>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BO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23:14:55.358012964</meta:creation-date>
    <dc:date>2019-06-27T23:19:40.640307051</dc:date>
    <meta:editing-duration>PT4M46S</meta:editing-duration>
    <meta:editing-cycles>1</meta:editing-cycles>
    <meta:document-statistic meta:table-count="0" meta:image-count="0" meta:object-count="0" meta:page-count="6" meta:paragraph-count="137" meta:word-count="733" meta:character-count="4638" meta:non-whitespace-character-count="3567"/>
    <meta:generator>LibreOffice/6.0.7.3$Linux_X86_64 LibreOffice_project/00m0$Build-3</meta:generator>
  </office:meta>
</office:document-meta>
</file>